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</text:list-style>
    <text:list-style style:name="LFO7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break-before="page" fo:line-height="150%"/>
      <style:text-properties style:font-name="Times New Roman" style:font-name-complex="Times New Roman" fo:font-size="14pt" style:font-size-asian="14pt" style:font-size-complex="14pt"/>
    </style:style>
    <style:style style:name="P5" style:parent-style-name="Standard" style:list-style-name="LFO1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6" style:parent-style-name="Standard" style:list-style-name="LFO2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7" style:parent-style-name="Standard" style:list-style-name="LFO2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8" style:parent-style-name="Standard" style:list-style-name="LFO2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9" style:parent-style-name="Standard" style:list-style-name="LFO2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10" style:parent-style-name="Standard" style:list-style-name="LFO3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11" style:parent-style-name="Standard" style:list-style-name="LFO4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12" style:parent-style-name="Standard" style:list-style-name="LFO4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13" style:parent-style-name="Standard" style:list-style-name="LFO4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14" style:parent-style-name="Standard" style:list-style-name="LFO4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15" style:parent-style-name="Standard" style:list-style-name="LFO5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16" style:parent-style-name="Standard" style:list-style-name="LFO6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17" style:parent-style-name="Standard" style:list-style-name="LFO6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18" style:parent-style-name="Standard" style:list-style-name="LFO6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19" style:parent-style-name="Standard" style:list-style-name="LFO6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20" style:parent-style-name="Standard" style:list-style-name="LFO7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21" style:parent-style-name="Standard" style:list-style-name="LFO8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22" style:parent-style-name="Standard" style:list-style-name="LFO8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23" style:parent-style-name="Standard" style:list-style-name="LFO8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24" style:parent-style-name="Standard" style:list-style-name="LFO9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25" style:parent-style-name="Standard" style:list-style-name="LFO10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26" style:parent-style-name="Standard" style:list-style-name="LFO10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27" style:parent-style-name="Standard" style:list-style-name="LFO10" style:family="paragraph">
      <style:paragraph-properties fo:line-height="150%"/>
      <style:text-properties style:font-name="Times New Roman" style:font-name-complex="Times New Roman" fo:font-size="11pt" style:font-size-asian="11pt" style:font-size-complex="14pt"/>
    </style:style>
    <style:style style:name="P28" style:parent-style-name="Standard" style:list-style-name="LFO11" style:family="paragraph">
      <style:paragraph-properties fo:line-height="150%"/>
      <style:text-properties style:font-name="Times New Roman" style:font-name-complex="Times New Roman" fo:font-size="10pt" style:font-size-asian="10pt" style:font-size-complex="14pt"/>
    </style:style>
    <style:style style:name="P29" style:parent-style-name="Standard" style:list-style-name="LFO12" style:family="paragraph">
      <style:paragraph-properties fo:line-height="150%"/>
      <style:text-properties style:font-name="Times New Roman" style:font-name-complex="Times New Roman" fo:font-size="10pt" style:font-size-asian="10pt" style:font-size-complex="14pt"/>
    </style:style>
    <style:style style:name="P30" style:parent-style-name="Standard" style:list-style-name="LFO12" style:family="paragraph">
      <style:paragraph-properties fo:line-height="150%"/>
      <style:text-properties style:font-name="Times New Roman" style:font-name-complex="Times New Roman" fo:font-size="10pt" style:font-size-asian="10pt" style:font-size-complex="14pt"/>
    </style:style>
    <style:style style:name="P31" style:parent-style-name="Standard" style:list-style-name="LFO12" style:family="paragraph">
      <style:paragraph-properties fo:line-height="150%"/>
      <style:text-properties style:font-name="Times New Roman" style:font-name-complex="Times New Roman" fo:font-size="10pt" style:font-size-asian="10pt" style:font-size-complex="14pt"/>
    </style:style>
    <style:style style:name="P32" style:parent-style-name="Standard" style:list-style-name="LFO12" style:family="paragraph">
      <style:paragraph-properties fo:line-height="150%"/>
    </style:style>
    <style:style style:name="T33" style:parent-style-name="Основнойшрифтабзаца" style:family="text">
      <style:text-properties style:font-name="Times New Roman" style:font-name-complex="Times New Roman" fo:font-size="10pt" style:font-size-asian="10pt" style:font-size-complex="14pt"/>
    </style:style>
    <style:style style:name="T34" style:parent-style-name="Основнойшрифтабзаца" style:family="text">
      <style:text-properties style:font-name="Times New Roman" style:font-name-complex="Times New Roman" fo:font-size="10pt" style:font-size-asian="10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font-size="11pt" style:font-size-asian="11pt" style:font-size-complex="14pt"/>
    </style:style>
    <style:style style:name="P36" style:parent-style-name="Обычный" style:family="paragraph">
      <style:paragraph-properties fo:break-before="page" fo:line-height="150%"/>
      <style:text-properties style:font-name="Times New Roman" style:font-name-complex="Times New Roman" fo:font-size="11pt" style:font-size-asian="11pt" style:font-size-complex="14pt"/>
    </style:style>
    <style:style style:name="P37" style:parent-style-name="Standard" style:list-style-name="LFO12" style:family="paragraph">
      <style:paragraph-properties fo:text-align="center" fo:line-height="150%"/>
      <style:text-properties style:font-name="Times New Roman" style:font-name-complex="Times New Roman" fo:font-size="11pt" style:font-size-asian="11pt" style:font-size-complex="14pt"/>
    </style:style>
    <style:style style:name="P38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39" style:parent-style-name="Обычный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18pt" style:font-size-asian="18pt" style:font-size-complex="14pt"/>
    </style:style>
    <style:style style:name="P40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41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42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43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44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45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46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47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48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49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50" style:parent-style-name="Обычный" style:family="paragraph">
      <style:paragraph-properties fo:line-height="150%" fo:text-indent="0.4916in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6" style:parent-style-name="Обычный" style:family="paragraph">
      <style:paragraph-properties fo:line-height="150%"/>
      <style:text-properties fo:font-weight="bold" style:font-weight-asian="bold" fo:font-size="18pt" style:font-size-asian="18pt"/>
    </style:style>
    <style:style style:name="P57" style:parent-style-name="Безинтервала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8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59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60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weight="bold" style:font-weight-asian="bold" fo:font-size="18pt" style:font-size-asian="18pt" style:font-size-complex="14pt"/>
    </style:style>
    <style:style style:name="P61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weight="bold" style:font-weight-asian="bold" fo:font-size="18pt" style:font-size-asian="18pt" style:font-size-complex="14pt"/>
    </style:style>
    <style:style style:name="P62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63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64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65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66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67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68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69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70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71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72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73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74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weight="bold" style:font-weight-asian="bold" fo:font-size="18pt" style:font-size-asian="18pt" style:font-size-complex="14pt"/>
    </style:style>
    <style:style style:name="P75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weight="bold" style:font-weight-asian="bold" fo:font-size="18pt" style:font-size-asian="18pt" style:font-size-complex="14pt"/>
    </style:style>
    <style:style style:name="P76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77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78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79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80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81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82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83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84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85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86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87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88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89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90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91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92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93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94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95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96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weight="bold" style:font-weight-asian="bold" fo:font-size="18pt" style:font-size-asian="18pt" style:font-size-complex="14pt"/>
    </style:style>
    <style:style style:name="P97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weight="bold" style:font-weight-asian="bold" fo:font-size="18pt" style:font-size-asian="18pt" style:font-size-complex="14pt"/>
    </style:style>
    <style:style style:name="P98" style:parent-style-name="Безинтервала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99" style:parent-style-name="Безинтервала" style:family="paragraph">
      <style:paragraph-properties fo:text-align="justify" fo:line-height="150%" fo:text-indent="0.25in"/>
      <style:text-properties style:font-name="Times New Roman" style:font-name-complex="Times New Roman" fo:font-size="14pt" style:font-size-asian="14pt" style:font-size-complex="14pt"/>
    </style:style>
    <style:style style:name="P100" style:parent-style-name="Безинтервала" style:family="paragraph">
      <style:paragraph-properties fo:text-align="justify" fo:line-height="150%" fo:text-indent="0.25in"/>
      <style:text-properties style:font-name="Times New Roman" style:font-name-complex="Times New Roman" fo:font-size="14pt" style:font-size-asian="14pt" style:font-size-complex="14pt"/>
    </style:style>
    <style:style style:name="P101" style:parent-style-name="Безинтервала" style:family="paragraph">
      <style:paragraph-properties fo:text-align="justify" fo:line-height="150%" fo:text-indent="0.25in"/>
      <style:text-properties style:font-name="Times New Roman" style:font-name-complex="Times New Roman" fo:font-size="14pt" style:font-size-asian="14pt" style:font-size-complex="14pt"/>
    </style:style>
    <style:style style:name="P102" style:parent-style-name="Безинтервала" style:family="paragraph">
      <style:paragraph-properties fo:text-align="justify" fo:line-height="150%" fo:text-indent="0.25in"/>
      <style:text-properties style:font-name="Times New Roman" style:font-name-complex="Times New Roman" fo:font-size="14pt" style:font-size-asian="14pt" style:font-size-complex="14pt"/>
    </style:style>
    <style:style style:name="P103" style:parent-style-name="Безинтервала" style:family="paragraph">
      <style:paragraph-properties fo:text-align="justify" fo:line-height="150%" fo:text-indent="0.25in"/>
      <style:text-properties style:font-name="Times New Roman" style:font-name-complex="Times New Roman" fo:font-size="14pt" style:font-size-asian="14pt" style:font-size-complex="14pt"/>
    </style:style>
    <style:style style:name="P104" style:parent-style-name="Безинтервала" style:family="paragraph">
      <style:paragraph-properties fo:text-align="justify" fo:line-height="150%" fo:text-indent="0.25in"/>
      <style:text-properties style:font-name="Times New Roman" style:font-name-complex="Times New Roman" fo:font-size="14pt" style:font-size-asian="14pt" style:font-size-complex="14pt"/>
    </style:style>
    <style:style style:name="P105" style:parent-style-name="Безинтервала" style:family="paragraph">
      <style:paragraph-properties fo:text-align="justify" fo:line-height="150%" fo:text-indent="0.25in"/>
      <style:text-properties style:font-name="Times New Roman" style:font-name-complex="Times New Roman" fo:font-size="14pt" style:font-size-asian="14pt" style:font-size-complex="14pt"/>
    </style:style>
    <style:style style:name="P106" style:parent-style-name="Безинтервала" style:family="paragraph">
      <style:paragraph-properties fo:text-align="justify" fo:line-height="150%" fo:text-indent="0.25in"/>
      <style:text-properties style:font-name="Times New Roman" style:font-name-complex="Times New Roman" fo:font-size="14pt" style:font-size-asian="14pt" style:font-size-complex="14pt"/>
    </style:style>
    <style:style style:name="P107" style:parent-style-name="Безинтервала" style:family="paragraph">
      <style:paragraph-properties fo:text-align="justify" fo:line-height="150%" fo:text-indent="0.25in"/>
      <style:text-properties style:font-name="Times New Roman" style:font-name-complex="Times New Roman" fo:font-size="14pt" style:font-size-asian="14pt" style:font-size-complex="14pt"/>
    </style:style>
    <style:style style:name="P108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09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weight="bold" style:font-weight-asian="bold" fo:font-size="18pt" style:font-size-asian="18pt" style:font-size-complex="14pt"/>
    </style:style>
    <style:style style:name="P110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11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12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13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14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15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16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17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weight="bold" style:font-weight-asian="bold" fo:font-size="18pt" style:font-size-asian="18pt" style:font-size-complex="14pt"/>
    </style:style>
    <style:style style:name="P118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weight="bold" style:font-weight-asian="bold" fo:font-size="18pt" style:font-size-asian="18pt" style:font-size-complex="14pt"/>
    </style:style>
    <style:style style:name="P119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20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21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22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23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24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25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26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27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28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29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30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31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32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33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34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35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36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37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38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39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weight="bold" style:font-weight-asian="bold" fo:font-size="18pt" style:font-size-asian="18pt" style:font-size-complex="14pt"/>
    </style:style>
    <style:style style:name="P140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41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42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43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44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45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46" style:parent-style-name="Безинтервала" style:list-style-name="LFO14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7" style:parent-style-name="Безинтервала" style:list-style-name="LFO14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8" style:parent-style-name="Безинтервала" style:list-style-name="LFO14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49" style:parent-style-name="Безинтервала" style:list-style-name="LFO14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0" style:parent-style-name="Безинтервала" style:list-style-name="LFO14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1" style:parent-style-name="Безинтервала" style:list-style-name="LFO14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2" style:parent-style-name="Безинтервала" style:list-style-name="LFO14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3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54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55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56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57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58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59" style:parent-style-name="Безинтервала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60" style:parent-style-name="Безинтервала" style:family="paragraph">
      <style:paragraph-properties fo:text-align="justify"/>
      <style:text-properties style:font-name="Times New Roman" style:font-name-complex="Times New Roman" fo:font-weight="bold" style:font-weight-asian="bold" fo:font-size="18pt" style:font-size-asian="18pt" style:font-size-complex="14pt"/>
    </style:style>
    <style:style style:name="P161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62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63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64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65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66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67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68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69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70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71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72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73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74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175" style:parent-style-name="Безинтервала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Введение</text:p>
      <text:p text:style-name="P2">Всего несколько десятилетий назад общество было захвачено идеей эры передовых технологий. Сегодня это уже не идея, это реальность. В настоящее время Интернет является самой<text:s/>быстроразвивающейся средой обмена информацией в истории человечества. <text:s/>Трудно назвать какую-либо сферу деятельности, которая не имела бы своего полного и всесторонне отраженного в Интернете. <text:s/>Однако все это было бы трудно представить без веб-приложений. В<text:s/>1995 году Netscape представил клиентский скриптовый язык под названием JavaScript, и, начиная с этого момента, можно проследить историю веб-приложений. Тем не менее, само понятие “веб-приложение” было введено только в 1999 году. Как правило, веб-приложения<text:s/>эволюционировали от статических веб-страниц до динамических веб-сайтов, которые обеспечивают индивидуальный пользовательский интерфейс на основе информации, известной или предоставленной пользователем. Веб-приложения используются для самых разных целей, например, для систем назначений, служб мгновенного обмена сообщениями, торговли, развлечений и даже демократического принятия решений в некоторых странах.</text:p>
      <text:p text:style-name="P3">Эта выпускная работа посвящена внедрению веб-приложения для управления <text:s/>спортивными турнирами. Приложение позволяет пользователям создавать индивидуальные турниры, используя привлекательный и удобный интерфейс в веб-браузере. В то же время приложение дает возможность легко регистрироваться на турниры и производить платежи. Он также может быть использован для управления всеми турнирами и зарегистрированными участниками. Данные и функциональность, доступные пользователям, основаны на различных правах доступа. Все данные, относящиеся к приложение хранится в базе данных, которая расположена на стороне сервера.<text:s/>Сервер получает и обрабатывает все данные, которые отправляются из веб-браузера, и отправляет обратно все запрошенные данные.</text:p>
      <text:p text:style-name="P4"/>
      <text:list text:style-name="LFO1" text:continue-numbering="true">
        <text:list-item>
          <text:p text:style-name="P5">Введение</text:p>
        </text:list-item>
      </text:list>
      <text:list text:style-name="LFO2" text:continue-numbering="true">
        <text:list-item>
          <text:p text:style-name="P6">Обзор темы дипломной работы</text:p>
        </text:list-item>
        <text:list-item>
          <text:p text:style-name="P7">Цель и задачи работы</text:p>
        </text:list-item>
        <text:list-item>
          <text:p text:style-name="P8">Описание области применения web-приложения для управления публичными мероприятиями</text:p>
        </text:list-item>
        <text:list-item>
          <text:p text:style-name="P9">Обзор теоретических основ, связанных с темой дипломной работы, таких как управление проектами, управление событиями, технологии web-разработки и т.д.</text:p>
        </text:list-item>
      </text:list>
      <text:list text:style-name="LFO3" text:continue-numbering="true">
        <text:list-item>
          <text:p text:style-name="P10">Обзор существующих решений</text:p>
        </text:list-item>
      </text:list>
      <text:list text:style-name="LFO4" text:continue-numbering="true">
        <text:list-item>
          <text:p text:style-name="P11">Обзор существующих web-приложений для управления публичными мероприятиями</text:p>
        </text:list-item>
        <text:list-item>
          <text:p text:style-name="P12">Сравнительный анализ существующих решений</text:p>
        </text:list-item>
        <text:list-item>
          <text:p text:style-name="P13">Выявление преимуществ и недостатков существующих решений</text:p>
        </text:list-item>
        <text:list-item>
          <text:p text:style-name="P14">Обзор теоретических основ, связанных с сравнительным анализом, таких как критерии выбора, методы сравнения, оценка эффективности и т.д.</text:p>
        </text:list-item>
      </text:list>
      <text:list text:style-name="LFO5" text:continue-numbering="true">
        <text:list-item>
          <text:p text:style-name="P15">Архитектура приложения</text:p>
        </text:list-item>
      </text:list>
      <text:list text:style-name="LFO6" text:continue-numbering="true">
        <text:list-item>
          <text:p text:style-name="P16">Обзор выбранных технологий и фреймворков для разработки приложения</text:p>
        </text:list-item>
        <text:list-item>
          <text:p text:style-name="P17">Описание архитектуры приложения (фронтенд, бэкенд, база данных)</text:p>
        </text:list-item>
        <text:list-item>
          <text:p text:style-name="P18">Описание процесса разработки и интеграции компонентов приложения</text:p>
        </text:list-item>
        <text:list-item>
          <text:p text:style-name="P19">Обзор теоретических основ, связанных с архитектурой<text:s/>приложений, таких как моделирование, паттерны проектирования, принципы SOLID и т.д.</text:p>
        </text:list-item>
      </text:list>
      <text:list text:style-name="LFO7" text:continue-numbering="true">
        <text:list-item>
          <text:p text:style-name="P20">Описание функционала приложения</text:p>
        </text:list-item>
      </text:list>
      <text:list text:style-name="LFO8" text:continue-numbering="true">
        <text:list-item>
          <text:p text:style-name="P21">Описание основных функций приложения, таких как создание и управление событиями, продажа билетов, управление посетителями и т.д.</text:p>
        </text:list-item>
        <text:list-item>
          <text:p text:style-name="P22">Описание процессов, которые реализованы в приложении, например, процесс создания события, процесс продажи билетов, процесс проверки билетов на мероприятии и т.д.</text:p>
        </text:list-item>
        <text:list-item>
          <text:p text:style-name="P23">Обзор теоретических основ, связанных с функциональностью приложения, таких как проектирование интерфейсов, UX/UI дизайн, методы разработки функциональности и т.д.</text:p>
        </text:list-item>
      </text:list>
      <text:list text:style-name="LFO9" text:continue-numbering="true">
        <text:list-item>
          <text:p text:style-name="P24">Тестирование и оптимизация приложения</text:p>
        </text:list-item>
      </text:list>
      <text:list text:style-name="LFO10" text:continue-numbering="true">
        <text:list-item>
          <text:p text:style-name="P25">Описание процесса тестирования приложения</text:p>
        </text:list-item>
        <text:list-item>
          <text:p text:style-name="P26">Процесс оптимизации приложения для повышения производительности и улучшения пользовательского опыта</text:p>
        </text:list-item>
        <text:list-item>
          <text:p text:style-name="P27">Обзор теоретических основ, связанных с тестированием и оптимизацией приложений, таких как методы тестирования, профилирование кода, оптимизация баз данных и т.д.</text:p>
        </text:list-item>
      </text:list>
      <text:list text:style-name="LFO11" text:continue-numbering="true">
        <text:list-item>
          <text:p text:style-name="P28">Заключение</text:p>
        </text:list-item>
      </text:list>
      <text:list text:style-name="LFO12" text:continue-numbering="true">
        <text:list-item>
          <text:p text:style-name="P29">Резюме проделанной работы</text:p>
        </text:list-item>
        <text:list-item>
          <text:p text:style-name="P30">Описание полученных результатов и достижений</text:p>
        </text:list-item>
        <text:list-item>
          <text:p text:style-name="P31">Описание возможных направлений для дальнейшего развития приложения</text:p>
        </text:list-item>
        <text:list-item>
          <text:p text:style-name="P32"><text:span text:style-name="T33">Обзор теоретических основ, связанных с развитием и поддержкой web-приложений, таких как<text:s/></text:span><text:soft-page-break/><text:span text:style-name="T34">методы разработки, управление изменениями, поддержка пользователей и т.д</text:span><text:span text:style-name="T35">.</text:span></text:p>
        </text:list-item>
      </text:list>
      <text:p text:style-name="P36"/>
      <text:list text:style-name="LFO12" text:continue-numbering="true">
        <text:list-item>
          <text:p text:style-name="P37"/>
        </text:list-item>
      </text:list>
      <text:p text:style-name="P38">НОВЫЙ ДИПЛОМ<text:s/></text:p>
      <text:p text:style-name="P39">Введение</text:p>
      <text:p text:style-name="P40">В современном мире публичные<text:s/>мероприятия играют важную роль в общественной жизни и являются неотъемлемой частью многих сфер деятельности, таких как культура, спорт, бизнес и туризм. Однако, организация мероприятий может стать сложной задачей, требующей от организаторов много времени и<text:s/>усилий. В данном контексте, разработка web-приложения для управления публичными мероприятиями может значительно упростить процесс планирования, организации и проведения мероприятий.</text:p>
      <text:p text:style-name="P41">Цель данной дипломной работы - разработать web-приложение для управления<text:s/>публичными мероприятиями, которое позволит организаторам быстро и эффективно создавать, редактировать и управлять мероприятиями, а также улучшить взаимодействие с участниками мероприятий и повысить качество их проведения.</text:p>
      <text:p text:style-name="P42">В работе будут рассмотрены основные этапы разработки web-приложения, включая анализ требований, проектирование архитектуры, выбор технологий и фреймворков, реализацию функциональности и тестирование приложения. Также будет проведен анализ существующих аналогов и оценка конкурентоспособности разработанного приложения.</text:p>
      <text:p text:style-name="P43">В итоге, разработка web-приложения для управления публичными мероприятиями может стать важным инструментом для организаторов мероприятий, позволяющим им эффективно управлять их проведением и повышать уровень взаимодействия с<text:s/>участниками.</text:p>
      <text:p text:style-name="P44">Web-приложение для управления публичными мероприятиями может быть применено в различных областях деятельности, где проводятся мероприятия, включая культуру, спорт, бизнес и туризм.</text:p>
      <text:p text:style-name="P45">В культурной сфере, web-приложение может быть использовано для<text:s/>управления организацией различных культурных мероприятий, таких как<text:s/><text:soft-page-break/>выставки, концерты, театральные постановки и фестивали. Организаторы могут использовать приложение для создания расписания, продажи билетов, управления маркетинговыми кампаниями, а также<text:s/>для общения с участниками мероприятий.</text:p>
      <text:p text:style-name="P46">В сфере спорта, web-приложение может быть использовано для управления проведением спортивных событий, таких как соревнования, турниры и марафоны. Организаторы могут использовать приложение для создания расписания, управления регистрацией участников, проведения жеребьевки, а также для общения с участниками и зрителями мероприятий.</text:p>
      <text:p text:style-name="P47">В бизнесе, web-приложение может быть использовано для управления корпоративными мероприятиями, такими как конференции, семинары и тренинги. Организаторы могут использовать приложение для создания расписания, управления регистрацией участников, проведения опросов и голосований, а также для обмена информацией с участниками мероприятий.</text:p>
      <text:p text:style-name="P48">В туризме, web-приложение может быть использовано для управления организацией туристических мероприятий, таких как экскурсии, путешествия и круизы. Организаторы могут использовать приложение для создания расписания, управления бронированием и оплатой услуг, а также для обмена информацией с туристами.</text:p>
      <text:p text:style-name="P49">Таким образом,<text:s/>web-приложение для управления публичными мероприятиями может быть применено в различных областях деятельности, где проводятся мероприятия, и помочь организаторам эффективно управлять их проведением.</text:p>
      <text:p text:style-name="P50"><text:span text:style-name="T51">В итоге, разработка web-приложения для управления публичн</text:span><text:span text:style-name="T52">ыми мероприятиями имеет большой потенциал для упрощения и улучшения процесса организации мероприятий, а также для улучшения взаимодействия с участниками. В данной дипломной работе будет рассмотрено проектирование и разработка такого приложения, а также его</text:span><text:span text:style-name="T53"><text:s/>конкурентоспособность на рынке. Надеемся, что результаты работы будут полезны для организаторов мероприятий и помогут им повысить качество проведения мероприятий в<text:s/></text:span><text:soft-page-break/><text:span text:style-name="T54">различных сферах деятельности.</text:span><text:span text:style-name="T55"><text:line-break/></text:span></text:p>
      <text:p text:style-name="P56">Обзор темы дипломной работы<text:s/></text:p>
      <text:p text:style-name="P57">Конечный продукт дипломной работы - веб-приложение для управления публичными мероприятиями. В современном мире проведение мероприятий является важным инструментом для привлечения внимания к бренду или продукту, а также для общения с целевой аудиторией. Организаторы мероприятий сталкиваются с большим количеством задач, связанных с планированием, рекламой, продажей билетов, управлением участниками и другими аспектами. Веб-приложение для управления мероприятиями помогает упростить и оптимизировать процесс организации мероприятий, что позволяет сэкономить время и ресурсы. В данной работе будет проведен обзор существующих веб-приложений для управления мероприятиями, оценена их функциональность, удобство использования, преимущества и недостатки. Будут определены основные требования к веб-приложению для управления мероприятиями, такие как создание и редактирование мероприятий, продажа билетов, управление участниками, аналитика и статистика и другие. Также будет разработана архитектура веб-приложения, которая включает диаграммы классов, схему базы данных и другие элементы. Будет описан процесс разработки веб-приложения, включая выбор технологий, реализацию функциональности, тестирование и отладку. Будет проведена оценка эффективности и потенциала веб-приложения для управления мероприятиями, а также обсуждены возможные дальнейшие улучшения и расширения на основе полученных результатов.</text:p>
      <text:p text:style-name="P58">Кроме того, в работе будет проведен анализ требований к интерфейсу веб-приложения, который должен быть удобным и интуитивно понятным для пользователей. Будут определены основные функциональные требования к интерфейсу, такие как возможность создания и редактирования мероприятий, продажа билетов, управление участниками и другие. В работе также будет уделено внимание аспектам безопасности, таким как защита от несанкционированного доступа и защита персональных данных пользователей.<text:s/><text:soft-page-break/>Будет проведен анализ существующих методов и технологий для обеспечения безопасности веб-приложений и определены наиболее подходящие для данного проекта. В работе будет описан процесс тестирования веб-приложения, включая функциональное тестирование, тестирование производительности и тестирование безопасности. Будут представлены результаты тестирования и оценена работоспособность веб-приложения. В работе будет представлено руководство пользователя для веб-приложения, которое описывает основные функции и возможности приложения, а также инструкции по использованию. Будет проведен анализ рынка веб-приложений для управления мероприятиями, определены конкурентные преимущества разработанного приложения и оценен его потенциал на рынке. В работе будет представлен план дальнейшего развития и улучшения веб-приложения, включая добавление новых функций и улучшение существующих. В заключении будут сделаны выводы о проделанной работе, оценены полученные результаты и сформулированы рекомендации для дальнейшей разработки и использования веб-приложения для управления мероприятиями.</text:p>
      <text:p text:style-name="P59"/>
      <text:p text:style-name="P60">Описание области применения</text:p>
      <text:p text:style-name="P61"/>
      <text:p text:style-name="P62">Web-приложение для управления публичными мероприятиями может быть использовано в различных областях, связанных с организацией и проведением мероприятий. В первую очередь, это может быть полезно для организаторов конференций, семинаров, выставок и других мероприятий, которые требуют подробной организации и координации. С помощью веб-приложения они смогут легко и быстро создавать страницы мероприятий, продавать билеты, управлять участниками и проводить анализ эффективности. Это также может быть полезно для организаторов культурных мероприятий, таких как концерты, фестивали и театральные представления.</text:p>
      <text:p text:style-name="P63">Веб-приложение может также быть использовано для управления<text:s/><text:soft-page-break/>спортивными событиями, такими как соревнования, турниры и марафоны. Организаторы смогут легко управлять регистрацией участников, продавать билеты и отслеживать результаты соревнований. Это может быть полезно как для организаторов профессиональных спортивных мероприятий, так и для любителей спорта, которые хотят организовать свой собственный турнир.</text:p>
      <text:p text:style-name="P64">Web-приложение может быть использовано также для управления бизнес-мероприятиями, такими как семинары, тренинги и корпоративные мероприятия. Организаторы смогут легко управлять регистрацией участников, продавать билеты и создавать программы мероприятий.</text:p>
      <text:p text:style-name="P65">Web-приложение может быть использовано также для управления образовательными мероприятиями, такими как курсы, лекции и вебинары. Организаторы смогут легко управлять регистрацией участников, продавать билеты и создавать программы мероприятий.</text:p>
      <text:p text:style-name="P66">Web-приложение может быть использовано также для управления благотворительными мероприятиями, такими как аукционы, гала-вечера и другие мероприятия, направленные на сбор средств для благотворительных организаций. Организаторы смогут легко управлять продажей билетов и сбором пожертвований.</text:p>
      <text:p text:style-name="P67">Web-приложение может быть использовано также для управления религиозными мероприятиями, такими как церковные службы, праздники и другие мероприятия, связанные с религиозными обрядами. Организаторы смогут легко управлять регистрацией участников и создавать программы мероприятий.</text:p>
      <text:p text:style-name="P68">Web-приложение может быть использовано также для управления различными мероприятиями, связанными с туризмом, такими как экскурсии, путешествия и круизы. Организаторы смогут легко управлять продажей билетов и создавать программы мероприятий.</text:p>
      <text:p text:style-name="P69">Web-приложение может быть использовано также для управления мероприятиями, связанными с развлечениями, такими как концерты, фестивали, парки развлечений и другие мероприятия. Организаторы смогут легко управлять продажей билетов и создавать программы мероприятий.</text:p>
      <text:soft-page-break/>
      <text:p text:style-name="P70">Web-приложение может быть использовано также для управления мероприятиями, связанными с государственными и политическими событиями, такими как выборы, политические митинги и другие мероприятия. Организаторы смогут легко управлять регистрацией участников и создавать программы мероприятий.</text:p>
      <text:p text:style-name="P71">Web-приложение может быть использовано также для управления мероприятиями, связанными с научными конференциями, симпозиумами и другими мероприятиями, связанными с исследованиями и разработками. Организаторы смогут легко управлять регистрацией участников и создавать программы мероприятий.</text:p>
      <text:p text:style-name="P72">Web-приложение может быть использовано также для управления мероприятиями, связанными с музыкой, театром и другими видами искусства. Организаторы смогут легко управлять продажей билетов и создавать программы мероприятий.</text:p>
      <text:p text:style-name="P73"/>
      <text:p text:style-name="P74">Обзор теоретических основ, связанных с темой дипломной работы, таких как управление проектами, управление событиями, технологии web-разработки и т.д.</text:p>
      <text:p text:style-name="P75"/>
      <text:p text:style-name="P76">Область применения web-приложений для управления публичными мероприятиями является весьма широкой и включает в себя организацию и управление различными мероприятиями, такими как конференции, выставки, фестивали, спортивные соревнования и др. В связи с этим, существует множество теоретических основ, связанных с управлением проектами и событиями, технологиями web-разработки и другими аспектами, которые оказывают влияние на эффективность и функциональность web-приложений для управления мероприятиями.</text:p>
      <text:p text:style-name="P77">Одним из основных аспектов, связанных с управлением проектами, является планирование и контроль бюджета, времени и ресурсов. Важно<text:s/><text:soft-page-break/>разработать эффективный план проекта, который позволит управлять ресурсами и соблюдать сроки выполнения задач. При этом необходимо учитывать риски и предусмотреть механизмы их минимизации.</text:p>
      <text:p text:style-name="P78">Управление событиями также имеет свои особенности. Для успешной организации мероприятий необходимо правильно выбрать место проведения, определить формат мероприятия, разработать программу, обеспечить безопасность и комфорт участников и посетителей. Важно также учитывать взаимодействие с партнерами, спонсорами и другими заинтересованными сторонами.</text:p>
      <text:p text:style-name="P79">Технологии web-разработки также играют важную роль в создании web-приложений для управления мероприятиями. Одним из ключевых аспектов является использование современных фреймворков и библиотек, таких как React, Angular, Vue.js и других, которые позволяют упростить и ускорить процесс разработки и обеспечить высокую производительность и удобство использования приложения.</text:p>
      <text:p text:style-name="P80">Кроме того, важным аспектом является обеспечение безопасности приложения и защита данных пользователей. Для этого необходимо использовать современные методы шифрования и механизмы аутентификации и авторизации.</text:p>
      <text:p text:style-name="P81">Также важно учитывать психологические и социологические аспекты управления мероприятиями. Например, необходимо учитывать психологические особенности посетителей и участников, чтобы обеспечить максимальный комфорт и удобство при посещении мероприятия. Кроме того, важным аспектом является учет социологических тенденций и трендов, чтобы создать мероприятие, которое будет интересно и актуально для целевой аудитории.</text:p>
      <text:p text:style-name="P82">В общем, разработка web-приложения для управления публичными мероприятиями требует учета множества аспектов и факторов, связанных с управлением проектами и событиями, технологиями web-разработки, безопасностью, психологическими и социологическими особенностями. Важно создать приложение, которое будет эффективно и удобно для пользователей, а также обеспечивать безопасность и защиту данных. Для этого необходимо<text:s/><text:soft-page-break/>учитывать современные тенденции и использовать современные технологии разработки.</text:p>
      <text:p text:style-name="P83"/>
      <text:p text:style-name="P84">Разработка веб-приложения для управления публичными мероприятиями является сложной и многогранной задачей, которая требует учета множества теоретических основ и научных подходов. Одним из ключевых аспектов в этом контексте является управление проектами, которое включает в себя планирование, контроль и управление ресурсами.</text:p>
      <text:p text:style-name="P85">Одним из методов управления проектами, применяемых в создании web-приложений, является методология Agile. Она позволяет создавать приложения быстро и гибко, учитывая изменения требований и потребностей пользователей. В рамках этой методологии используются такие понятия, как sprint (цикл разработки), backlog (список задач) и user story (описание требований пользователя).</text:p>
      <text:p text:style-name="P86">Кроме того, важным аспектом является управление рисками. Использование методов анализа рисков позволяет оценить вероятность возникновения проблем и разработать стратегии их предотвращения или устранения. Один из таких методов - анализ SWOT, который позволяет выявить сильные и слабые стороны проекта, а также возможности и угрозы, связанные с его реализацией.</text:p>
      <text:p text:style-name="P87">Для разработки web-приложения необходимо учитывать множество технических аспектов, таких как выбор языка программирования, архитектура приложения, взаимодействие с базами данных и т.д. Важным этапом является тестирование, которое позволяет обнаружить и устранить ошибки и проблемы в работе приложения.</text:p>
      <text:p text:style-name="P88">Одним из научных экспериментов, связанных с разработкой web-приложений, является анализ пользовательского поведения. С помощью таких методов, как эксперименты A/B тестирования, можно выявить предпочтения и потребности пользователей и оптимизировать приложение с учетом этих факторов.</text:p>
      <text:soft-page-break/>
      <text:p text:style-name="P89">Важным аспектом при разработке web-приложения является безопасность. Для защиты приложения от взлома используются такие методы, как шифрование данных, аутентификация и авторизация пользователей, защита от SQL-инъекций и другие.</text:p>
      <text:p text:style-name="P90">Кроме того, для управления публичными мероприятиями необходимо учитывать такие аспекты, как маркетинговые стратегии, управление бюджетом и взаимодействие с партнерами и спонсорами.</text:p>
      <text:p text:style-name="P91">Для учета всех этих аспектов в создании web-приложения можно использовать различные инструменты и технологии, такие как Git (система контроля версий), Docker (контейнеризация), Jenkins (система непрерывной интеграции и развертывания) и другие.</text:p>
      <text:p text:style-name="P92">Таким образом, разработка веб-приложения для управления публичными мероприятиями является сложной задачей, требующей учета множества научных подходов и технологий. Однако, правильно спроектированное и разработанное приложение может значительно упростить процесс проведения мероприятий и повысить их эффективность.</text:p>
      <text:p text:style-name="P93"/>
      <text:p text:style-name="P94">В заключение, можно отметить, что разработка веб-приложения для управления публичными мероприятиями является важной задачей, которая требует учета множества технических, организационных и маркетинговых аспектов. Для ее успешной реализации необходимо использование современных методов управления проектами, а также научных подходов, таких как анализ рисков и пользовательского поведения. Однако, правильно спроектированное и разработанное приложение может значительно упростить процесс проведения мероприятий и повысить их эффективность.</text:p>
      <text:p text:style-name="P95"/>
      <text:p text:style-name="P96">Обзор популярных решений</text:p>
      <text:p text:style-name="P97"/>
      <text:p text:style-name="P98">Одним из наиболее популярных web-приложений для управления<text:s/><text:soft-page-break/>мероприятиями является Eventbrite. Это приложение позволяет создавать и продвигать мероприятия, продавать билеты и управлять участниками. Одним из основных преимуществ Eventbrite является его простота в использовании и интеграция с другими приложениями и сервисами. Однако, приложение не всегда удобно для настройки более сложных мероприятий и может иметь высокую комиссию за продажу билетов.</text:p>
      <text:p text:style-name="P99">Еще одним популярным web-приложением является Cvent. Оно предназначено для управления различными мероприятиями, включая конференции, выставки и семинары, и предоставляет широкий спектр инструментов для планирования, организации и анализа мероприятий. Основным преимуществом Cvent является его гибкость и возможность настройки под различные потребности. Однако, приложение может быть дорогостоящим для небольших мероприятий.</text:p>
      <text:p text:style-name="P100">Splash – это web-приложение, которое позволяет создавать красивые и эффективные страницы для мероприятий, включая информацию о мероприятии, продажу билетов и управление участниками. Splash предоставляет широкий набор инструментов для настройки страницы мероприятия и его продвижения, таких как интеграция с социальными сетями и возможность создания видео-приглашений. Однако, приложение может иметь ограниченные функциональные возможности для более сложных мероприятий.</text:p>
      <text:p text:style-name="P101">Большинство web-приложений для управления мероприятиями также предоставляют мобильные приложения для удобства пользователей. Например, приложение Attendify позволяет создавать мобильные приложения для мероприятий с возможностью создания программы, общения участников и других инструментов. Однако, создание мобильного приложения может быть дополнительной затратой и требовать дополнительного времени на настройку.</text:p>
      <text:p text:style-name="P102">Еще одним примером web-приложения для управления мероприятиями является RegOnline. Оно предоставляет инструменты для создания страниц мероприятий, продажи билетов, управления участниками и анализа данных. Одним из преимуществ RegOnline является его обширный набор инструментов<text:s/><text:soft-page-break/>для анализа данных и отчетности. Однако, приложение может быть сложным в использовании для новичков и иметь ограниченную интеграцию с другими приложениями.</text:p>
      <text:p text:style-name="P103">Bizzabo – это web-приложение, которое предоставляет инструменты для создания страниц мероприятий, продажи билетов, управления участниками и создания мобильных приложений для мероприятий. Одним из преимуществ Bizzabo является его интеграция с социальными сетями и возможность создания персонализированных приглашений и уведомлений для участников. Однако, приложение может быть дорогостоящим для небольших мероприятий.</text:p>
      <text:p text:style-name="P104">Помимо вышеуказанных приложений, существует множество других web-приложений для управления мероприятиями, таких как Eventzilla, Ticketbud, amiando и другие. Каждое из них имеет свои особенности, преимущества и недостатки, и выбор приложения зависит от конкретных потребностей пользователей.</text:p>
      <text:p text:style-name="P105">Важным аспектом при выборе web-приложения для управления мероприятиями является его интеграция с другими приложениями и сервисами. Например, интеграция с системой электронной коммерции может позволить быстро и безопасно продавать билеты, а интеграция с социальными сетями – продвигать мероприятие и привлекать новых участников.</text:p>
      <text:p text:style-name="P106">Еще одним важным аспектом является возможность настройки web-приложения под конкретные потребности мероприятия. Например, приложение должно поддерживать различные типы билетов, настройки цен, создание опросов и получение обратной связи от участников.</text:p>
      <text:p text:style-name="P107">Безопасность и защита данных также являются важными аспектами при выборе web-приложения для управления мероприятиями. Приложение должно обеспечивать безопасность персональных данных участников.</text:p>
      <text:p text:style-name="P108"/>
      <text:p text:style-name="P109">Сравнительный анализ существующих решений<text:s/></text:p>
      <text:p text:style-name="P110">Существует множество web-приложений для управления публичными мероприятиями, каждое из которых имеет свои преимущества и недостатки. В<text:s/><text:soft-page-break/>данном разделе мы проведем сравнительный анализ наиболее популярных решений: Eventbrite, Meetup, Cvent и Eventzilla.</text:p>
      <text:p text:style-name="P111">Начнем с Eventbrite. Это один из самых популярных сервисов для создания и продвижения мероприятий. Eventbrite предоставляет широкий спектр инструментов для продажи билетов, регистрации участников, создания событийных страниц и многого другого. Среди его преимуществ можно отметить удобный интерфейс и интеграцию с многими популярными платежными системами. Однако Eventbrite может быть дорогим для небольших мероприятий, а также не предоставляет достаточно гибких функциональных возможностей.</text:p>
      <text:p text:style-name="P112">Meetup - это социальная платформа для организации и поиска событий в реальном мире. Его основная цель - объединение людей с общими интересами в офлайн-среде. Meetup предоставляет инструменты для создания и продвижения мероприятий, а также позволяет участникам создавать собственные группы с обсуждением тематики мероприятий. Одним из основных преимуществ Meetup является возможность объединения людей с общими интересами, что может увеличить число участников мероприятий. Однако Meetup может быть не подходящим для бизнес-мероприятий и не предоставляет возможность продажи билетов.</text:p>
      <text:p text:style-name="P113">Cvent - это интегрированная платформа для управления событиями, которая предоставляет множество инструментов для планирования, регистрации и продвижения мероприятий. Cvent имеет широкий спектр функциональных возможностей, включая создание анкет для участников, продажу билетов, создание событийных страниц и многое другое. Одним из главных преимуществ Cvent является его гибкость и возможность настройки инструментов под конкретные потребности мероприятий. Однако, Cvent может быть дорогим для небольших мероприятий.</text:p>
      <text:p text:style-name="P114">Eventzilla - это web-приложение, которое предоставляет инструменты для управления событиями, включая создание событийных страниц, продажу билетов, регистрацию участников и многое другое. Eventzilla является более доступным по цене, чем многие другие решения, и имеет удобный интерфейс.<text:s/><text:soft-page-break/>Однако Eventzilla может быть не подходящим для крупных мероприятий и не имеет такого широкого спектра функциональных возможностей, как Cvent или Eventbrite.</text:p>
      <text:p text:style-name="P115">В целом, при выборе web-приложения для управления публичными мероприятиями необходимо учитывать конкретные потребности мероприятия, бюджет и функциональные возможности приложения. Каждое из решений, описанных выше, имеет свои преимущества и недостатки, поэтому необходимо проанализировать их и выбрать подходящее для конкретной ситуации.</text:p>
      <text:p text:style-name="P116"/>
      <text:p text:style-name="P117">Выявление преимуществ и недостатков существующих решений</text:p>
      <text:p text:style-name="P118"/>
      <text:p text:style-name="P119">При выявлении преимуществ и недостатков существующих решений для управления публичными мероприятиями, следует проанализировать каждое из рассмотренных web-приложений. Ниже приведены основные преимущества и недостатки каждого из них:</text:p>
      <text:p text:style-name="P120"/>
      <text:p text:style-name="P121">1. Eventbrite:</text:p>
      <text:p text:style-name="P122">- Преимущества: великолепная интеграция с социальными сетями, удобная платформа для продвижения мероприятий, отличные инструменты для управления билетами и продажами.</text:p>
      <text:p text:style-name="P123">- Недостатки: ограниченные возможности для настройки дизайна страницы мероприятия, высокие комиссии на продажу билетов.</text:p>
      <text:p text:style-name="P124"/>
      <text:p text:style-name="P125">2. Cvent:</text:p>
      <text:p text:style-name="P126">- Преимущества: широкие возможности для настройки страницы мероприятия, удобный интерфейс пользователя, великолепные инструменты для управления гостиничными номерами и бронированием.</text:p>
      <text:p text:style-name="P127">- Недостатки: высокая стоимость использования, ограниченные<text:s/><text:soft-page-break/>возможности для настройки мобильного приложения.</text:p>
      <text:p text:style-name="P128"/>
      <text:p text:style-name="P129">3. Bizzabo:</text:p>
      <text:p text:style-name="P130">- Преимущества: удобный интерфейс пользователя, широкие возможности для настройки страницы мероприятия, интеграция с социальными сетями и электронной почтой.</text:p>
      <text:p text:style-name="P131">- Недостатки: ограниченные возможности для настройки мобильного приложения, высокая плата за использование.</text:p>
      <text:p text:style-name="P132"/>
      <text:p text:style-name="P133">4. Splash:</text:p>
      <text:p text:style-name="P134">- Преимущества: широкие возможности для настройки страницы мероприятия, удобный интерфейс пользователя, отличные инструменты для управления билетами и продажами.</text:p>
      <text:p text:style-name="P135">- Недостатки: ограниченные возможности для настройки мобильного приложения, высокие комиссии на продажу билетов.</text:p>
      <text:p text:style-name="P136"/>
      <text:p text:style-name="P137">Исходя из анализа, можно сделать вывод, что каждое из рассмотренных решений имеет свои преимущества и недостатки. Однако, для разработки нового веб-приложения для управления публичными мероприятиями, следует учитывать наиболее важные критерии для пользователей и выбрать наиболее подходящий функционал для приложения.</text:p>
      <text:p text:style-name="P138"/>
      <text:p text:style-name="P139">Описание процесса разработки и интеграции компонентов приложения</text:p>
      <text:p text:style-name="P140">Описание процесса разработки и интеграции компонентов приложения начинается с выбора технологий, которые будут использоваться в проекте. В данном случае мы выбрали Vue.js для фронтенд-разработки, Django для бэкенд-разработки и Mongo DB для хранения данных.</text:p>
      <text:p text:style-name="P141">Первым шагом в процессе разработки было создание дизайна и макета для<text:s/><text:soft-page-break/>приложения. Затем мы приступили к разработке фронтенд-части приложения с использованием Vue.js. Мы использовали компонентный подход для создания отдельных компонентов, которые могут быть использованы повторно в разных частях приложения.</text:p>
      <text:p text:style-name="P142">Далее мы приступили к созданию бэкенд-части приложения с использованием Django. Мы создали модели данных, которые определяют структуру и связи между данными. Затем мы создали представления, которые обрабатывают запросы от фронтенда и возвращают данные. Мы также создали URL-адреса для каждого представления, чтобы они могли быть доступны из фронтенда.</text:p>
      <text:p text:style-name="P143">После этого мы приступили к интеграции фронтенда и бэкенда. Мы использовали API, чтобы обмениваться данными между фронтендом и бэкендом. Мы также создали авторизацию и аутентификацию пользователей с помощью токенов, чтобы защитить доступ к приложению.</text:p>
      <text:p text:style-name="P144">Наконец, мы интегрировали Mongo DB для хранения данных. Мы создали модели данных, которые соответствуют структуре данных, используемых в приложении. Мы также создали соединение с базой данных, чтобы данные могли быть сохранены и извлечены.</text:p>
      <text:p text:style-name="P145">Общий процесс разработки и интеграции компонентов приложения включает в себя следующие шаги:</text:p>
      <text:list text:style-name="LFO14" text:continue-numbering="true">
        <text:list-item>
          <text:p text:style-name="P146">Выбор технологий.</text:p>
        </text:list-item>
        <text:list-item>
          <text:p text:style-name="P147">Создание дизайна и макета для приложения.</text:p>
        </text:list-item>
        <text:list-item>
          <text:p text:style-name="P148">Разработка фронтенд-части приложения.</text:p>
        </text:list-item>
        <text:list-item>
          <text:p text:style-name="P149">Создание бэкенд-части приложения.</text:p>
        </text:list-item>
        <text:list-item>
          <text:p text:style-name="P150">Интеграция фронтенда и бэкенда с использованием API.</text:p>
        </text:list-item>
        <text:list-item>
          <text:p text:style-name="P151">Создание авторизации и аутентификации пользователей.</text:p>
        </text:list-item>
        <text:list-item>
          <text:p text:style-name="P152">Интеграция Mongo DB для хранения данных.</text:p>
        </text:list-item>
      </text:list>
      <text:p text:style-name="P153"/>
      <text:p text:style-name="P154">После того, как мы завершили интеграцию всех компонентов приложения, мы провели тестирование приложения, чтобы убедиться, что все функции<text:s/><text:soft-page-break/>работают правильно и нет ошибок. Мы использовали различные методы тестирования, включая модульное тестирование, функциональное тестирование и интеграционное тестирование.</text:p>
      <text:p text:style-name="P155">Модульное тестирование позволяет проверить, что каждый компонент приложения работает правильно в отдельности. Функциональное тестирование позволяет проверить, что приложение работает правильно в целом и выполняет все функции, которые должны быть доступны для пользователей. Интеграционное тестирование позволяет проверить, что все компоненты приложения работают правильно вместе.</text:p>
      <text:p text:style-name="P156">После того, как мы завершили тестирование приложения, мы развернули его на сервере, чтобы пользователи могли получить к нему доступ. Мы использовали различные инструменты и сервисы, такие как Amazon Web Services и Heroku, чтобы развернуть приложение и обеспечить его стабильную работу.</text:p>
      <text:p text:style-name="P157">В процессе разработки приложения мы также уделяли внимание безопасности и защите данных. Мы использовали различные методы для защиты приложения и данных, включая шифрование данных, защиту от атак типа SQL Injection и Cross-Site Scripting, а также обеспечение безопасности при обмене данными между фронтендом и бэкендом.</text:p>
      <text:p text:style-name="P158">В целом, процесс разработки веб-приложения для управления публичными мероприятиями включает в себя множество шагов, начиная с выбора технологий и заканчивая развертыванием приложения на сервере. Каждый шаг является важным и требует внимательности и тщательного планирования, чтобы обеспечить качественную и стабильную работу приложения.</text:p>
      <text:p text:style-name="P159"/>
      <text:p text:style-name="P160">Обзор теоретических основ, связанных с архитектурой приложений, таких как моделирование, паттерны проектирования, принципы SOLID и т.д.</text:p>
      <text:p text:style-name="P161"/>
      <text:p text:style-name="P162">Обзор теоретических основ, связанных с архитектурой приложений, является важным шагом в процессе разработки веб-приложения для управления<text:s/><text:soft-page-break/>публичными мероприятиями. Моделирование, паттерны проектирования, принципы SOLID и другие теоретические основы помогают создавать более гибкие, масштабируемые и удобные для сопровождения приложения.</text:p>
      <text:p text:style-name="P163">Моделирование позволяет разработчикам создавать абстрактные модели реальной системы, что позволяет лучше понимать ее компоненты и взаимодействия между ними. Это помогает создать более эффективную архитектуру приложения.</text:p>
      <text:p text:style-name="P164">Паттерны проектирования - это повторяемые решения для часто встречающихся проблем в проектировании приложений. Они помогают создавать более гибкие, масштабируемые и удобные для сопровождения приложения. Например, паттерн MVC (Model-View-Controller) разделяет приложение на три слоя, что упрощает сопровождение и изменение приложения.</text:p>
      <text:p text:style-name="P165">Принципы SOLID (Single responsibility, Open-closed, Liskov substitution, Interface segregation, Dependency inversion) - это набор принципов проектирования программного обеспечения, которые помогают создавать более гибкие и удобные для сопровождения приложения. Например, принцип единственной ответственности (SRP) гласит, что каждый класс должен иметь только одну ответственность, что упрощает сопровождение и изменение приложения.</text:p>
      <text:p text:style-name="P166">Другие теоретические основы, такие как DRY (Don't repeat yourself) и KISS (Keep it simple, stupid), также помогают создавать более гибкие, масштабируемые и удобные для сопровождения приложения. Например, принцип DRY гласит, что не следует дублировать код, а следует использовать повторно уже написанный код.</text:p>
      <text:p text:style-name="P167">Кроме того, для эффективного проектирования приложения разработчики также могут использовать другие теоретические основы, такие как принципы компонентного программирования, шаблоны проектирования и т.д. Все эти теоретические основы помогают создавать более гибкие, масштабируемые и удобные для сопровождения приложения, что важно для успешной разработки и поддержки веб-приложения.</text:p>
      <text:p text:style-name="P168"/>
      <text:p text:style-name="P169">Для разработки веб-приложения для управления публичными мероприятиями также важно учитывать специфические требования, связанные с безопасностью, скоростью работы и масштабируемостью приложения. Например, при разработке приложения необходимо учитывать возможные уязвимости и применять соответствующие меры защиты.</text:p>
      <text:p text:style-name="P170">Для обеспечения высокой скорости работы приложения можно использовать кэширование данных, оптимизацию запросов к базе данных и другие техники оптимизации.</text:p>
      <text:p text:style-name="P171">Для обеспечения масштабируемости приложения можно использовать техники горизонтального и вертикального масштабирования, которые позволяют увеличивать производительность приложения с ростом нагрузки.</text:p>
      <text:p text:style-name="P172">Еще одним важным аспектом проектирования веб-приложения является выбор подходящих технологий и инструментов. Например, для разработки веб-приложения можно использовать различные фреймворки, библиотеки и языки программирования.</text:p>
      <text:p text:style-name="P173">При выборе технологий необходимо учитывать требования к приложению, а также опыт разработчиков и доступные ресурсы. Например, если приложение должно обрабатывать большое количество запросов, то может быть целесообразно выбрать язык программирования, который обеспечивает высокую производительность.</text:p>
      <text:p text:style-name="P174">Также важным аспектом является выбор базы данных для хранения данных приложения. Необходимо учитывать требования к скорости работы и масштабируемости базы данных, а также ее совместимость с выбранными технологиями приложения.</text:p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Безинтервала" style:display-name="Без интервала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</text:list-style>
    <text:list-style style:name="LFO5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</text:list-style>
    <text:list-style style:name="LFO7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</text:list-style>
    <text:list-style style:name="LFO9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</text:list-style>
    <text:list-style style:name="LFO11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Никита Постнов</dc:creator>
    <meta:creation-date>2023-03-23T21:20:00Z</meta:creation-date>
    <dc:date>2023-04-14T17:47:00Z</dc:date>
    <meta:template xlink:href="Normal.dotm" xlink:type="simple"/>
    <meta:editing-cycles>5</meta:editing-cycles>
    <meta:editing-duration>PT5340S</meta:editing-duration>
    <meta:document-statistic meta:page-count="21" meta:paragraph-count="70" meta:word-count="5242" meta:character-count="35053" meta:row-count="249" meta:non-whitespace-character-count="29881"/>
  </office:meta>
</office:document-meta>
</file>